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11-19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09-22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08-2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07-0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06-0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05-07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04-03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03-04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02-19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5-01-08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12-0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11-1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10-0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09-0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08-0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07-1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06-26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05-15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04-1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03-1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02-23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4-01-25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12-20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09-22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08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07-24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06-20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05-1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04-19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03-08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02-2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3-01-25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12-14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11-14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10-1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09-06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08-04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07-07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06-06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05-17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04-12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03-10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02-0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2-01-05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12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11-2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10-29 0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09-2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08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07-27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06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05-2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03-0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02-19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1-01-0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12-0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11-0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10-1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09-1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08-27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07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06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06-1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05-28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04-28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02-20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20-01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12-1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11-2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10-06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09-19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08-13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07-1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06-21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05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04-1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03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02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9-01-3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12-18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11-28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10-2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9-2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8-29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7-2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6-2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6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5-29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4-23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3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2-27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8-01-30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12-2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11-28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10-30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09-27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08-30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07-26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06-28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05-23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04-2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03-29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02-16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7-01-18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12-12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11-08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10-1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09-13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08-1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07-1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06-2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05-18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04-27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03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02-18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6-01-20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12-16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11-24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10-30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9-22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8-20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7-2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6-25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6-1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5-28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4-23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3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2-26 0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5-01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12-1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11-2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10-22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09-25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09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08-01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06-2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05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04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4-03-2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3-10-1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3-09-1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3-08-1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3-05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3-04-1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3-02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2-10-1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2-06-2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2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2-04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2-03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2-02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2-01-1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1-10-1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1-06-1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1-05-1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1-03-1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12-1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02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10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06-08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6-16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4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9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8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89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89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89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89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89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8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533119435502</text:p>
          </table:table-cell>
          <table:table-cell office:value-type="string" calcext:value-type="string">
            <text:p>004N027W17L003S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0" meta:object-count="0"/>
    <meta:user-defined meta:name="AppVersion">3.0</meta:user-defined>
  </office:meta>
</office:document-meta>
</file>